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a190c"/>
    </style:style>
    <style:style style:name="P2" style:family="paragraph" style:parent-style-name="Standard">
      <style:text-properties officeooo:paragraph-rsid="001b233d"/>
    </style:style>
    <style:style style:name="P3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0pt" fo:font-weight="normal" style:font-size-asian="10pt" style:font-weight-asian="normal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0pt" fo:font-weight="normal" style:font-size-asian="10pt" style:font-weight-asian="normal"/>
    </style:style>
    <style:style style:name="P5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0pt" fo:letter-spacing="normal" fo:font-weight="normal" officeooo:paragraph-rsid="00185b33" style:letter-kerning="true" style:font-size-asian="10pt" style:font-weight-asian="normal"/>
    </style:style>
    <style:style style:name="P6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4.7047in" style:type="center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letter-spacing="normal" fo:font-weight="normal" officeooo:paragraph-rsid="00185b33" style:letter-kerning="false" style:font-size-asian="12pt" style:font-weight-asian="normal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bold" style:font-size-asian="12pt" style:font-weight-asian="bold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4.7047in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8pt" fo:letter-spacing="normal" fo:font-weight="normal" officeooo:paragraph-rsid="00185b33" style:letter-kerning="true" style:font-size-asian="8pt" style:font-weight-asian="normal"/>
    </style:style>
    <style:style style:name="P12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8pt" fo:font-weight="bold" style:font-size-asian="8pt" style:font-weight-asian="bold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4pt" fo:font-weight="bold" style:font-size-asian="14pt" style:font-weight-asian="bold"/>
    </style:style>
    <style:style style:name="P14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officeooo:paragraph-rsid="00185b33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officeooo:paragraph-rsid="00185b33"/>
    </style:style>
    <style:style style:name="P16" style:family="paragraph" style:parent-style-name="Standard">
      <style:paragraph-properties fo:margin-left="0in" fo:margin-right="0.231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letter-spacing="normal" fo:font-weight="normal" officeooo:paragraph-rsid="00185b33" style:letter-kerning="false" style:font-size-asian="12pt" style:font-weight-asian="normal"/>
    </style:style>
    <style:style style:name="P17" style:family="paragraph" style:parent-style-name="Standard">
      <style:paragraph-properties fo:margin-left="0in" fo:margin-right="0.2319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8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fo:color="#000000" style:font-name="TimesNewRomanPSMT" fo:font-size="10pt" style:font-size-asian="10pt"/>
    </style:style>
    <style:style style:name="T1" style:family="text">
      <style:text-properties fo:color="#000000" style:font-name="TimesNewRomanPSMT" fo:font-size="12pt" fo:font-weight="bold" style:font-size-asian="12pt" style:font-weight-asian="bold" style:font-weight-complex="bold"/>
    </style:style>
    <style:style style:name="T2" style:family="text">
      <style:text-properties fo:color="#000000" style:font-name="TimesNewRomanPSMT" fo:font-size="12pt" fo:font-weight="normal" style:font-size-asian="12pt" style:font-weight-asian="normal"/>
    </style:style>
    <style:style style:name="T3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4" style:family="text">
      <style:text-properties fo:color="#000000" style:font-name="TimesNewRomanPSMT" fo:font-size="8pt" fo:letter-spacing="normal" fo:font-weight="normal" style:letter-kerning="true" style:font-size-asian="8pt" style:font-weight-asian="normal"/>
    </style:style>
    <style:style style:name="T5" style:family="text">
      <style:text-properties fo:color="#000000" style:font-name="Times New Roman" fo:font-size="12pt" fo:letter-spacing="normal" fo:font-weight="normal" style:letter-kerning="false" style:font-size-asian="12pt" style:font-weight-asian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3">Dichiarazione sostitutiva di certificazione </text:p>
      <text:p text:style-name="P9">(Art. 46 T.U. 28-12-2000 n.445)</text:p>
      <text:p text:style-name="P6"/>
      <text:p text:style-name="P2"><text:span text:style-name="T5">I</text:span><text:span text:style-name="T6">o sottoscritt{%= @oa %} </text:span><text:span text:style-name="T7">{%= @persona.nome %} {%= @persona.cognome %}</text:span><text:span text:style-name="T6">, codice fiscale </text:span><text:span text:style-name="T7">{%= @persona.codice_fiscale %}</text:span><text:span text:style-name="T6">, </text:span></text:p>
      <text:p text:style-name="P2"><text:span text:style-name="T6">nat{%= @oa%} a </text:span><text:span text:style-name="T7">{%= @persona.comune_nascita %}</text:span><text:span text:style-name="T6"> il </text:span><text:span text:style-name="T7">{%= @persona.data_nascita %}</text:span><text:span text:style-name="T6">, <text:s/></text:span></text:p>
      <text:p text:style-name="P2"><text:span text:style-name="T2">residente a </text:span><text:span text:style-name="T1">{%=@persona.indirizzo_residenza.comune %}</text:span><text:span text:style-name="T2"> in </text:span><text:span text:style-name="T1">{%= @persona.indirizzo_residenza.to_s %}</text:span><text:span text:style-name="T3">,</text:span></text:p>
      <text:p text:style-name="P6">consapevole delle sanzioni penali, nel caso di dichiarazioni non veritiere, di formazione o uso di atti falsi, richiamate dall'art.76 del D.P.R. 445 del 28 Dicembre 2000</text:p>
      <text:p text:style-name="P3"/>
      <text:p text:style-name="P9">DICHIARO</text:p>
      <text:p text:style-name="P4"/>
      <text:p text:style-name="P17">di essere esente da carichi penali pendenti.</text:p>
      <text:p text:style-name="P1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16"/>
      <text:p text:style-name="P8"/>
      <text:p text:style-name="P5"/>
      <text:p text:style-name="P14"><text:span text:style-name="T3">……………………………, <text:s/></text:span><text:span text:style-name="T6">li <text:s/>{%= @data %}</text:span></text:p>
      <text:p text:style-name="P15"><text:span text:style-name="T3"><text:s text:c="18"/></text:span><text:span text:style-name="T4">(luogo)</text:span></text:p>
      <text:p text:style-name="P11"/>
      <text:p text:style-name="P7"><text:tab/>………………………………</text:p>
      <text:p text:style-name="P10"/>
      <text:p text:style-name="P10"><text:tab/>(firma non autenticata)</text:p>
      <text:p text:style-name="P4"/>
      <text:p text:style-name="P12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.0035in" fo:margin-bottom="1.0035in" fo:margin-left="0.7874in" fo:margin-right="0.7874in" style:writing-mode="lr-tb" style:layout-grid-color="#c0c0c0" style:layout-grid-lines="2284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1-20T09:00:36.272715855</dc:date>
    <meta:editing-duration>PT3M49S</meta:editing-duration>
    <meta:editing-cycles>5</meta:editing-cycles>
    <meta:document-statistic meta:table-count="0" meta:image-count="0" meta:object-count="0" meta:page-count="1" meta:paragraph-count="14" meta:word-count="200" meta:character-count="1445" meta:non-whitespace-character-count="1229"/>
  </office:meta>
</office:document-meta>
</file>